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1.761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c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ggg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Programming Language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liyahu</text:p>
          </table:table-cell>
          <table:table-cell office:value-type="string">
            <text:p>Barzilay</text:p>
          </table:table-cell>
          <table:table-cell office:value-type="float" office:value="30751">
            <text:p>30751</text:p>
          </table:table-cell>
          <table:table-cell office:value-type="string">
            <text:p>CS44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WF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bert-Laszlo</text:p>
          </table:table-cell>
          <table:table-cell office:value-type="string">
            <text:p>Barabasi</text:p>
          </table:table-cell>
          <table:table-cell office:value-type="float" office:value="35385">
            <text:p>35385</text:p>
          </table:table-cell>
          <table:table-cell office:value-type="string">
            <text:p>CS999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ST: Programming Languag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lin</text:p>
          </table:table-cell>
          <table:table-cell office:value-type="string">
            <text:p>Shivers III</text:p>
          </table:table-cell>
          <table:table-cell office:value-type="float" office:value="34409">
            <text:p>34409</text:p>
          </table:table-cell>
          <table:table-cell office:value-type="string">
            <text:p>CS748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F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mputer Graphic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illian</text:p>
          </table:table-cell>
          <table:table-cell office:value-type="string">
            <text:p>Smith</text:p>
          </table:table-cell>
          <table:table-cell office:value-type="float" office:value="31253">
            <text:p>31253</text:p>
          </table:table-cell>
          <table:table-cell office:value-type="string">
            <text:p>CS430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R 1450-1630, T 1145-1325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Theory of Computati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manuele</text:p>
          </table:table-cell>
          <table:table-cell office:value-type="string">
            <text:p>Viola</text:p>
          </table:table-cell>
          <table:table-cell office:value-type="float" office:value="31877">
            <text:p>31877</text:p>
          </table:table-cell>
          <table:table-cell office:value-type="string">
            <text:p>CS780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MW 1450-16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upal</text:p>
          </table:table-cell>
          <table:table-cell office:value-type="string">
            <text:p>Patel</text:p>
          </table:table-cell>
          <table:table-cell office:value-type="float" office:value="35187">
            <text:p>35187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uevara</text:p>
          </table:table-cell>
          <table:table-cell office:value-type="string">
            <text:p>Noubir</text:p>
          </table:table-cell>
          <table:table-cell office:value-type="float" office:value="35384">
            <text:p>35384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S &amp; Its Application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Jessica</text:p>
          </table:table-cell>
          <table:table-cell office:value-type="string">
            <text:p>Schmidt</text:p>
          </table:table-cell>
          <table:table-cell office:value-type="float" office:value="32410">
            <text:p>32410</text:p>
          </table:table-cell>
          <table:table-cell office:value-type="string">
            <text:p>CS1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TF 1335-151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Mislove</text:p>
          </table:table-cell>
          <table:table-cell office:value-type="float" office:value="37209">
            <text:p>37209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citation For CS 50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tchell</text:p>
          </table:table-cell>
          <table:table-cell office:value-type="string">
            <text:p>Wand</text:p>
          </table:table-cell>
          <table:table-cell office:value-type="float" office:value="32286">
            <text:p>32286</text:p>
          </table:table-cell>
          <table:table-cell office:value-type="string">
            <text:p>CS501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R 1145-1325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Algorithm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Kenneth</text:p>
          </table:table-cell>
          <table:table-cell office:value-type="string">
            <text:p>Baclawski</text:p>
          </table:table-cell>
          <table:table-cell office:value-type="float" office:value="36912">
            <text:p>36912</text:p>
          </table:table-cell>
          <table:table-cell office:value-type="string">
            <text:p>CS580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W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5544">
            <text:p>35544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Van Horn</text:p>
          </table:table-cell>
          <table:table-cell office:value-type="float" office:value="31254">
            <text:p>31254</text:p>
          </table:table-cell>
          <table:table-cell office:value-type="string">
            <text:p>CS251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T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sette</text:p>
          </table:table-cell>
          <table:table-cell office:value-type="string">
            <text:p>Vona</text:p>
          </table:table-cell>
          <table:table-cell office:value-type="float" office:value="35437">
            <text:p>35437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Thesis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rgil</text:p>
          </table:table-cell>
          <table:table-cell office:value-type="string">
            <text:p>Pavlu</text:p>
          </table:table-cell>
          <table:table-cell office:value-type="float" office:value="35326">
            <text:p>35326</text:p>
          </table:table-cell>
          <table:table-cell office:value-type="string">
            <text:p>CS799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gnes</text:p>
          </table:table-cell>
          <table:table-cell office:value-type="string">
            <text:p>Chan</text:p>
          </table:table-cell>
          <table:table-cell office:value-type="float" office:value="37130">
            <text:p>37130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Network Securit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uevara</text:p>
          </table:table-cell>
          <table:table-cell office:value-type="string">
            <text:p>Noubir</text:p>
          </table:table-cell>
          <table:table-cell office:value-type="float" office:value="31571">
            <text:p>31571</text:p>
          </table:table-cell>
          <table:table-cell office:value-type="string">
            <text:p>CS6740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W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S/IS Overview 2: Co-op Pre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lissa</text:p>
          </table:table-cell>
          <table:table-cell office:value-type="string">
            <text:p>Peikin</text:p>
          </table:table-cell>
          <table:table-cell office:value-type="float" office:value="36227">
            <text:p>36227</text:p>
          </table:table-cell>
          <table:table-cell office:value-type="string">
            <text:p>CS121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 0950-11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5579">
            <text:p>35579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Grad Co-op Semin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lvin</text:p>
          </table:table-cell>
          <table:table-cell office:value-type="string">
            <text:p>Simms</text:p>
          </table:table-cell>
          <table:table-cell office:value-type="float" office:value="36661">
            <text:p>36661</text:p>
          </table:table-cell>
          <table:table-cell office:value-type="string">
            <text:p>CS69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 1100-12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Ravi</text:p>
          </table:table-cell>
          <table:table-cell office:value-type="string">
            <text:p>Sundaram</text:p>
          </table:table-cell>
          <table:table-cell office:value-type="float" office:value="37174">
            <text:p>37174</text:p>
          </table:table-cell>
          <table:table-cell office:value-type="string">
            <text:p>CS999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atthias</text:p>
          </table:table-cell>
          <table:table-cell office:value-type="string">
            <text:p>Felleisen</text:p>
          </table:table-cell>
          <table:table-cell office:value-type="float" office:value="35182">
            <text:p>35182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Thesis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Javed</text:p>
          </table:table-cell>
          <table:table-cell office:value-type="string">
            <text:p>Aslam</text:p>
          </table:table-cell>
          <table:table-cell office:value-type="float" office:value="36933">
            <text:p>36933</text:p>
          </table:table-cell>
          <table:table-cell office:value-type="string">
            <text:p>CS79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Olin</text:p>
          </table:table-cell>
          <table:table-cell office:value-type="string">
            <text:p>Shivers III</text:p>
          </table:table-cell>
          <table:table-cell office:value-type="float" office:value="35474">
            <text:p>35474</text:p>
          </table:table-cell>
          <table:table-cell office:value-type="string">
            <text:p>CS898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mpiler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mal</text:p>
          </table:table-cell>
          <table:table-cell office:value-type="string">
            <text:p>Ahmed</text:p>
          </table:table-cell>
          <table:table-cell office:value-type="float" office:value="32406">
            <text:p>32406</text:p>
          </table:table-cell>
          <table:table-cell office:value-type="string">
            <text:p>CS441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R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ST: Speech Interface Design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6195">
            <text:p>36195</text:p>
          </table:table-cell>
          <table:table-cell office:value-type="string">
            <text:p>CS768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F 0950-11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lin</text:p>
          </table:table-cell>
          <table:table-cell office:value-type="string">
            <text:p>Shivers III</text:p>
          </table:table-cell>
          <table:table-cell office:value-type="float" office:value="35227">
            <text:p>35227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rek</text:p>
          </table:table-cell>
          <table:table-cell office:value-type="string">
            <text:p>Riedewald</text:p>
          </table:table-cell>
          <table:table-cell office:value-type="float" office:value="37128">
            <text:p>37128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manuele</text:p>
          </table:table-cell>
          <table:table-cell office:value-type="string">
            <text:p>Viola</text:p>
          </table:table-cell>
          <table:table-cell office:value-type="float" office:value="35486">
            <text:p>35486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Programming Design Paradigm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tchell</text:p>
          </table:table-cell>
          <table:table-cell office:value-type="string">
            <text:p>Wand</text:p>
          </table:table-cell>
          <table:table-cell office:value-type="float" office:value="31490">
            <text:p>31490</text:p>
          </table:table-cell>
          <table:table-cell office:value-type="string">
            <text:p>CS501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T 1800-210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atabase Management Sy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Jose</text:p>
          </table:table-cell>
          <table:table-cell office:value-type="string">
            <text:p>Annunziato</text:p>
          </table:table-cell>
          <table:table-cell office:value-type="float" office:value="34405">
            <text:p>34405</text:p>
          </table:table-cell>
          <table:table-cell office:value-type="string">
            <text:p>CS5200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W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Senior Semin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oul</text:p>
          </table:table-cell>
          <table:table-cell office:value-type="string">
            <text:p>Smith</text:p>
          </table:table-cell>
          <table:table-cell office:value-type="float" office:value="30752">
            <text:p>30752</text:p>
          </table:table-cell>
          <table:table-cell office:value-type="string">
            <text:p>CS400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T 1145-1325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Algorithm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Kenneth</text:p>
          </table:table-cell>
          <table:table-cell office:value-type="string">
            <text:p>Baclawski</text:p>
          </table:table-cell>
          <table:table-cell office:value-type="float" office:value="36743">
            <text:p>36743</text:p>
          </table:table-cell>
          <table:table-cell office:value-type="string">
            <text:p>CS580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T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atabase Desig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Kathleen</text:p>
          </table:table-cell>
          <table:table-cell office:value-type="string">
            <text:p>Durant</text:p>
          </table:table-cell>
          <table:table-cell office:value-type="float" office:value="30755">
            <text:p>30755</text:p>
          </table:table-cell>
          <table:table-cell office:value-type="string">
            <text:p>CS320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MW 1450-16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Web Developmen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arriet</text:p>
          </table:table-cell>
          <table:table-cell office:value-type="string">
            <text:p>Fell</text:p>
          </table:table-cell>
          <table:table-cell office:value-type="float" office:value="30284">
            <text:p>30284</text:p>
          </table:table-cell>
          <table:table-cell office:value-type="string">
            <text:p>CS455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TF 1335-151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imothy</text:p>
          </table:table-cell>
          <table:table-cell office:value-type="string">
            <text:p>Bickmore</text:p>
          </table:table-cell>
          <table:table-cell office:value-type="float" office:value="37099">
            <text:p>37099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0009">
            <text:p>30009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 1045-113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Theory of Computati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iera</text:p>
          </table:table-cell>
          <table:table-cell office:value-type="string">
            <text:p>Proulx</text:p>
          </table:table-cell>
          <table:table-cell office:value-type="float" office:value="30781">
            <text:p>30781</text:p>
          </table:table-cell>
          <table:table-cell office:value-type="string">
            <text:p>CS38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R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Karl</text:p>
          </table:table-cell>
          <table:table-cell office:value-type="string">
            <text:p>Lieberherr</text:p>
          </table:table-cell>
          <table:table-cell office:value-type="float" office:value="37178">
            <text:p>37178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gnes</text:p>
          </table:table-cell>
          <table:table-cell office:value-type="string">
            <text:p>Chan</text:p>
          </table:table-cell>
          <table:table-cell office:value-type="float" office:value="35551">
            <text:p>35551</text:p>
          </table:table-cell>
          <table:table-cell office:value-type="string">
            <text:p>CS898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ogic and Computati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homas</text:p>
          </table:table-cell>
          <table:table-cell office:value-type="string">
            <text:p>Wahl</text:p>
          </table:table-cell>
          <table:table-cell office:value-type="float" office:value="30139">
            <text:p>30139</text:p>
          </table:table-cell>
          <table:table-cell office:value-type="string">
            <text:p>CS28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MWR 1635-174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Guevara</text:p>
          </table:table-cell>
          <table:table-cell office:value-type="string">
            <text:p>Noubir</text:p>
          </table:table-cell>
          <table:table-cell office:value-type="float" office:value="36842">
            <text:p>36842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Van Horn</text:p>
          </table:table-cell>
          <table:table-cell office:value-type="float" office:value="34259">
            <text:p>34259</text:p>
          </table:table-cell>
          <table:table-cell office:value-type="string">
            <text:p>CS25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 1715-1855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mputer Graphic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illian</text:p>
          </table:table-cell>
          <table:table-cell office:value-type="string">
            <text:p>Smith</text:p>
          </table:table-cell>
          <table:table-cell office:value-type="float" office:value="36185">
            <text:p>36185</text:p>
          </table:table-cell>
          <table:table-cell office:value-type="string">
            <text:p>CS531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 1450-1630, T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53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sette</text:p>
          </table:table-cell>
          <table:table-cell office:value-type="string">
            <text:p>Vona</text:p>
          </table:table-cell>
          <table:table-cell office:value-type="float" office:value="36187">
            <text:p>36187</text:p>
          </table:table-cell>
          <table:table-cell office:value-type="string">
            <text:p>CS533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MW 1450-16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S &amp; Its Application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artin</text:p>
          </table:table-cell>
          <table:table-cell office:value-type="string">
            <text:p>Schedlbauer</text:p>
          </table:table-cell>
          <table:table-cell office:value-type="float" office:value="32409">
            <text:p>32409</text:p>
          </table:table-cell>
          <table:table-cell office:value-type="string">
            <text:p>CS1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WF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Algorithms &amp; Data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rl</text:p>
          </table:table-cell>
          <table:table-cell office:value-type="string">
            <text:p>Eastlund</text:p>
          </table:table-cell>
          <table:table-cell office:value-type="float" office:value="30749">
            <text:p>30749</text:p>
          </table:table-cell>
          <table:table-cell office:value-type="string">
            <text:p>CS480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MWR 0915-102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ogic and Computati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0140">
            <text:p>30140</text:p>
          </table:table-cell>
          <table:table-cell office:value-type="string">
            <text:p>CS28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MWR 1030-113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Master's Projec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Intille</text:p>
          </table:table-cell>
          <table:table-cell office:value-type="float" office:value="35615">
            <text:p>35615</text:p>
          </table:table-cell>
          <table:table-cell office:value-type="string">
            <text:p>CS86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Van Horn</text:p>
          </table:table-cell>
          <table:table-cell office:value-type="float" office:value="30478">
            <text:p>30478</text:p>
          </table:table-cell>
          <table:table-cell office:value-type="string">
            <text:p>CS251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T 1335-151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tchell</text:p>
          </table:table-cell>
          <table:table-cell office:value-type="string">
            <text:p>Wand</text:p>
          </table:table-cell>
          <table:table-cell office:value-type="float" office:value="35472">
            <text:p>35472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Grad Co-op Semin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lvin</text:p>
          </table:table-cell>
          <table:table-cell office:value-type="string">
            <text:p>Simms</text:p>
          </table:table-cell>
          <table:table-cell office:value-type="float" office:value="33733">
            <text:p>33733</text:p>
          </table:table-cell>
          <table:table-cell office:value-type="string">
            <text:p>CS6949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R 1600-17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Network Security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6776">
            <text:p>36776</text:p>
          </table:table-cell>
          <table:table-cell office:value-type="string">
            <text:p>CS67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 19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search Work Experien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avi</text:p>
          </table:table-cell>
          <table:table-cell office:value-type="string">
            <text:p>Sundaram</text:p>
          </table:table-cell>
          <table:table-cell office:value-type="float" office:value="35654">
            <text:p>35654</text:p>
          </table:table-cell>
          <table:table-cell office:value-type="string">
            <text:p>CS894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Artificial Intelligenc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agy</text:p>
          </table:table-cell>
          <table:table-cell office:value-type="string">
            <text:p>Seif El-Nasr</text:p>
          </table:table-cell>
          <table:table-cell office:value-type="float" office:value="30433">
            <text:p>30433</text:p>
          </table:table-cell>
          <table:table-cell office:value-type="string">
            <text:p>CS4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WF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Yun</text:p>
          </table:table-cell>
          <table:table-cell office:value-type="string">
            <text:p>Fu</text:p>
          </table:table-cell>
          <table:table-cell office:value-type="float" office:value="37115">
            <text:p>37115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search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Van Horn</text:p>
          </table:table-cell>
          <table:table-cell office:value-type="float" office:value="36810">
            <text:p>36810</text:p>
          </table:table-cell>
          <table:table-cell office:value-type="string">
            <text:p>CS499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Fundamentals - Computer Netwk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ristopher</text:p>
          </table:table-cell>
          <table:table-cell office:value-type="string">
            <text:p>Wilson</text:p>
          </table:table-cell>
          <table:table-cell office:value-type="float" office:value="31574">
            <text:p>31574</text:p>
          </table:table-cell>
          <table:table-cell office:value-type="string">
            <text:p>CS5700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M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Gene</text:p>
          </table:table-cell>
          <table:table-cell office:value-type="string">
            <text:p>Cooperman</text:p>
          </table:table-cell>
          <table:table-cell office:value-type="float" office:value="37127">
            <text:p>37127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rek</text:p>
          </table:table-cell>
          <table:table-cell office:value-type="string">
            <text:p>Riedewald</text:p>
          </table:table-cell>
          <table:table-cell office:value-type="float" office:value="35502">
            <text:p>35502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uevara</text:p>
          </table:table-cell>
          <table:table-cell office:value-type="string">
            <text:p>Noubir</text:p>
          </table:table-cell>
          <table:table-cell office:value-type="float" office:value="37118">
            <text:p>37118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Van Horn</text:p>
          </table:table-cell>
          <table:table-cell office:value-type="float" office:value="30479">
            <text:p>30479</text:p>
          </table:table-cell>
          <table:table-cell office:value-type="string">
            <text:p>CS251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T 0950-11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5575">
            <text:p>35575</text:p>
          </table:table-cell>
          <table:table-cell office:value-type="string">
            <text:p>CS898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0007">
            <text:p>30007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 1240-133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Mobile Application Developmen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Intille</text:p>
          </table:table-cell>
          <table:table-cell office:value-type="float" office:value="36188">
            <text:p>36188</text:p>
          </table:table-cell>
          <table:table-cell office:value-type="string">
            <text:p>CS552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MW 1450-16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Mirek</text:p>
          </table:table-cell>
          <table:table-cell office:value-type="string">
            <text:p>Riedewald</text:p>
          </table:table-cell>
          <table:table-cell office:value-type="float" office:value="35552">
            <text:p>35552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Matthias</text:p>
          </table:table-cell>
          <table:table-cell office:value-type="string">
            <text:p>Felleisen</text:p>
          </table:table-cell>
          <table:table-cell office:value-type="float" office:value="35622">
            <text:p>35622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1391">
            <text:p>31391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F 1430-152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Thesi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arsette</text:p>
          </table:table-cell>
          <table:table-cell office:value-type="string">
            <text:p>Vona</text:p>
          </table:table-cell>
          <table:table-cell office:value-type="float" office:value="35637">
            <text:p>35637</text:p>
          </table:table-cell>
          <table:table-cell office:value-type="string">
            <text:p>CS799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mal</text:p>
          </table:table-cell>
          <table:table-cell office:value-type="string">
            <text:p>Ahmed</text:p>
          </table:table-cell>
          <table:table-cell office:value-type="float" office:value="35545">
            <text:p>35545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S &amp; Its Application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Jessica</text:p>
          </table:table-cell>
          <table:table-cell office:value-type="string">
            <text:p>Schmidt</text:p>
          </table:table-cell>
          <table:table-cell office:value-type="float" office:value="32411">
            <text:p>32411</text:p>
          </table:table-cell>
          <table:table-cell office:value-type="string">
            <text:p>CS1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TF 1525-170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lessandro</text:p>
          </table:table-cell>
          <table:table-cell office:value-type="string">
            <text:p>Vespignani</text:p>
          </table:table-cell>
          <table:table-cell office:value-type="float" office:value="37224">
            <text:p>37224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Intensive Computer System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esnoyers</text:p>
          </table:table-cell>
          <table:table-cell office:value-type="float" office:value="31570">
            <text:p>31570</text:p>
          </table:table-cell>
          <table:table-cell office:value-type="string">
            <text:p>CS76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TF 0950-11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Ravi</text:p>
          </table:table-cell>
          <table:table-cell office:value-type="string">
            <text:p>Sundaram</text:p>
          </table:table-cell>
          <table:table-cell office:value-type="float" office:value="35595">
            <text:p>35595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Empirical Research Method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Bickmore</text:p>
          </table:table-cell>
          <table:table-cell office:value-type="float" office:value="36192">
            <text:p>36192</text:p>
          </table:table-cell>
          <table:table-cell office:value-type="string">
            <text:p>CS635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F 1335-151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-op Work Experien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ryn</text:p>
          </table:table-cell>
          <table:table-cell office:value-type="string">
            <text:p>Rosen</text:p>
          </table:table-cell>
          <table:table-cell office:value-type="float" office:value="37005">
            <text:p>37005</text:p>
          </table:table-cell>
          <table:table-cell office:value-type="string">
            <text:p>CS6964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1387">
            <text:p>31387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F 1620-171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homas</text:p>
          </table:table-cell>
          <table:table-cell office:value-type="string">
            <text:p>Wahl</text:p>
          </table:table-cell>
          <table:table-cell office:value-type="float" office:value="35605">
            <text:p>35605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ena</text:p>
          </table:table-cell>
          <table:table-cell office:value-type="string">
            <text:p>Razzaq</text:p>
          </table:table-cell>
          <table:table-cell office:value-type="float" office:value="30576">
            <text:p>30576</text:p>
          </table:table-cell>
          <table:table-cell office:value-type="string">
            <text:p>CS250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 1450-163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Fndtns Artificial Intellegenc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agy</text:p>
          </table:table-cell>
          <table:table-cell office:value-type="string">
            <text:p>Seif El-Nasr</text:p>
          </table:table-cell>
          <table:table-cell office:value-type="float" office:value="35860">
            <text:p>35860</text:p>
          </table:table-cell>
          <table:table-cell office:value-type="string">
            <text:p>CS5100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WF 1145-1325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mputer System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butalib</text:p>
          </table:table-cell>
          <table:table-cell office:value-type="string">
            <text:p>Aghayev</text:p>
          </table:table-cell>
          <table:table-cell office:value-type="float" office:value="34403">
            <text:p>34403</text:p>
          </table:table-cell>
          <table:table-cell office:value-type="string">
            <text:p>CS560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M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tchell</text:p>
          </table:table-cell>
          <table:table-cell office:value-type="string">
            <text:p>Wand</text:p>
          </table:table-cell>
          <table:table-cell office:value-type="float" office:value="35627">
            <text:p>35627</text:p>
          </table:table-cell>
          <table:table-cell office:value-type="string">
            <text:p>CS999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Rajmohan</text:p>
          </table:table-cell>
          <table:table-cell office:value-type="string">
            <text:p>Rajaraman</text:p>
          </table:table-cell>
          <table:table-cell office:value-type="float" office:value="35578">
            <text:p>35578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ajmohan</text:p>
          </table:table-cell>
          <table:table-cell office:value-type="string">
            <text:p>Rajaraman</text:p>
          </table:table-cell>
          <table:table-cell office:value-type="float" office:value="35485">
            <text:p>35485</text:p>
          </table:table-cell>
          <table:table-cell office:value-type="string">
            <text:p>CS999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Javed</text:p>
          </table:table-cell>
          <table:table-cell office:value-type="string">
            <text:p>Aslam</text:p>
          </table:table-cell>
          <table:table-cell office:value-type="float" office:value="37075">
            <text:p>37075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atabase Management Sy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aniel</text:p>
          </table:table-cell>
          <table:table-cell office:value-type="string">
            <text:p>Ries</text:p>
          </table:table-cell>
          <table:table-cell office:value-type="float" office:value="36615">
            <text:p>36615</text:p>
          </table:table-cell>
          <table:table-cell office:value-type="string">
            <text:p>CS520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Intille</text:p>
          </table:table-cell>
          <table:table-cell office:value-type="float" office:value="37225">
            <text:p>37225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obotic Science and System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arsette</text:p>
          </table:table-cell>
          <table:table-cell office:value-type="string">
            <text:p>Vona</text:p>
          </table:table-cell>
          <table:table-cell office:value-type="float" office:value="36186">
            <text:p>36186</text:p>
          </table:table-cell>
          <table:table-cell office:value-type="string">
            <text:p>CS53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TF 0950-11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Systems &amp; Network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Mislove</text:p>
          </table:table-cell>
          <table:table-cell office:value-type="float" office:value="30754">
            <text:p>30754</text:p>
          </table:table-cell>
          <table:table-cell office:value-type="string">
            <text:p>CS360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MWR 1335-144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Fundamentals of Computer Sci 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eena</text:p>
          </table:table-cell>
          <table:table-cell office:value-type="string">
            <text:p>Razzaq</text:p>
          </table:table-cell>
          <table:table-cell office:value-type="float" office:value="30577">
            <text:p>30577</text:p>
          </table:table-cell>
          <table:table-cell office:value-type="string">
            <text:p>CS250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string">
            <text:p>MWR 1030-113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10 (HON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Tobin-Hochstadt</text:p>
          </table:table-cell>
          <table:table-cell office:value-type="float" office:value="33265">
            <text:p>33265</text:p>
          </table:table-cell>
          <table:table-cell office:value-type="string">
            <text:p>CS2511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M 1800-194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Exam Preparation - Doctor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uroop</text:p>
          </table:table-cell>
          <table:table-cell office:value-type="string">
            <text:p>Ganguly</text:p>
          </table:table-cell>
          <table:table-cell office:value-type="float" office:value="37119">
            <text:p>37119</text:p>
          </table:table-cell>
          <table:table-cell office:value-type="string">
            <text:p>CS89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hristopher</text:p>
          </table:table-cell>
          <table:table-cell office:value-type="string">
            <text:p>Wilson</text:p>
          </table:table-cell>
          <table:table-cell office:value-type="float" office:value="37226">
            <text:p>37226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S/IS Overview 2: Co-op Pre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lissa</text:p>
          </table:table-cell>
          <table:table-cell office:value-type="string">
            <text:p>Peikin</text:p>
          </table:table-cell>
          <table:table-cell office:value-type="float" office:value="30785">
            <text:p>30785</text:p>
          </table:table-cell>
          <table:table-cell office:value-type="string">
            <text:p>CS121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 0950-11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ter</text:p>
          </table:table-cell>
          <table:table-cell office:value-type="string">
            <text:p>Desnoyers</text:p>
          </table:table-cell>
          <table:table-cell office:value-type="float" office:value="35500">
            <text:p>35500</text:p>
          </table:table-cell>
          <table:table-cell office:value-type="string">
            <text:p>CS999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Thesi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Bickmore</text:p>
          </table:table-cell>
          <table:table-cell office:value-type="float" office:value="37251">
            <text:p>37251</text:p>
          </table:table-cell>
          <table:table-cell office:value-type="string">
            <text:p>CS79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searc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Javed</text:p>
          </table:table-cell>
          <table:table-cell office:value-type="string">
            <text:p>Aslam</text:p>
          </table:table-cell>
          <table:table-cell office:value-type="float" office:value="35658">
            <text:p>35658</text:p>
          </table:table-cell>
          <table:table-cell office:value-type="string">
            <text:p>CS898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Master's Projec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agy</text:p>
          </table:table-cell>
          <table:table-cell office:value-type="string">
            <text:p>Seif El-Nasr</text:p>
          </table:table-cell>
          <table:table-cell office:value-type="float" office:value="35604">
            <text:p>35604</text:p>
          </table:table-cell>
          <table:table-cell office:value-type="string">
            <text:p>CS86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mpiler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mal</text:p>
          </table:table-cell>
          <table:table-cell office:value-type="string">
            <text:p>Ahmed</text:p>
          </table:table-cell>
          <table:table-cell office:value-type="float" office:value="32437">
            <text:p>32437</text:p>
          </table:table-cell>
          <table:table-cell office:value-type="string">
            <text:p>CS64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lessandro</text:p>
          </table:table-cell>
          <table:table-cell office:value-type="string">
            <text:p>Vespignani</text:p>
          </table:table-cell>
          <table:table-cell office:value-type="float" office:value="37244">
            <text:p>37244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Machine Learnin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irgil</text:p>
          </table:table-cell>
          <table:table-cell office:value-type="string">
            <text:p>Pavlu</text:p>
          </table:table-cell>
          <table:table-cell office:value-type="float" office:value="36190">
            <text:p>36190</text:p>
          </table:table-cell>
          <table:table-cell office:value-type="string">
            <text:p>CS614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T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Found/Formal Methd SW Analysi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6194">
            <text:p>36194</text:p>
          </table:table-cell>
          <table:table-cell office:value-type="string">
            <text:p>CS654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1381">
            <text:p>31381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 1525-1615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Natural Language Processin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Smith</text:p>
          </table:table-cell>
          <table:table-cell office:value-type="float" office:value="36189">
            <text:p>36189</text:p>
          </table:table-cell>
          <table:table-cell office:value-type="string">
            <text:p>CS6120</text:p>
          </table:table-cell>
          <table:table-cell office:value-type="float" office:value="25">
            <text:p>25</text:p>
          </table:table-cell>
          <table:table-cell office:value-type="string">
            <text:p>`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R 1800-210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Algorithm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avi</text:p>
          </table:table-cell>
          <table:table-cell office:value-type="string">
            <text:p>Sundaram</text:p>
          </table:table-cell>
          <table:table-cell office:value-type="float" office:value="31575">
            <text:p>31575</text:p>
          </table:table-cell>
          <table:table-cell office:value-type="string">
            <text:p>CS5800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W 1800-210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Principles of Programming Lan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liyahu</text:p>
          </table:table-cell>
          <table:table-cell office:value-type="string">
            <text:p>Barzilay</text:p>
          </table:table-cell>
          <table:table-cell office:value-type="float" office:value="31878">
            <text:p>31878</text:p>
          </table:table-cell>
          <table:table-cell office:value-type="string">
            <text:p>CS54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F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ST Theory: Adv. Cryptograph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evgenity</text:p>
          </table:table-cell>
          <table:table-cell office:value-type="string">
            <text:p>Dodis</text:p>
          </table:table-cell>
          <table:table-cell office:value-type="float" office:value="34411">
            <text:p>34411</text:p>
          </table:table-cell>
          <table:table-cell office:value-type="string">
            <text:p>CS788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R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citation For CS 50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tchell</text:p>
          </table:table-cell>
          <table:table-cell office:value-type="string">
            <text:p>Wand</text:p>
          </table:table-cell>
          <table:table-cell office:value-type="float" office:value="36614">
            <text:p>36614</text:p>
          </table:table-cell>
          <table:table-cell office:value-type="string">
            <text:p>CS50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rl</text:p>
          </table:table-cell>
          <table:table-cell office:value-type="string">
            <text:p>Lieberherr</text:p>
          </table:table-cell>
          <table:table-cell office:value-type="float" office:value="35550">
            <text:p>35550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imothy</text:p>
          </table:table-cell>
          <table:table-cell office:value-type="string">
            <text:p>Bickmore</text:p>
          </table:table-cell>
          <table:table-cell office:value-type="float" office:value="35226">
            <text:p>35226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Network Securit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uevara</text:p>
          </table:table-cell>
          <table:table-cell office:value-type="string">
            <text:p>Noubir</text:p>
          </table:table-cell>
          <table:table-cell office:value-type="float" office:value="32407">
            <text:p>32407</text:p>
          </table:table-cell>
          <table:table-cell office:value-type="string">
            <text:p>CS474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W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ene</text:p>
          </table:table-cell>
          <table:table-cell office:value-type="string">
            <text:p>Cooperman</text:p>
          </table:table-cell>
          <table:table-cell office:value-type="float" office:value="35499">
            <text:p>35499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Software Developmen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atthias</text:p>
          </table:table-cell>
          <table:table-cell office:value-type="string">
            <text:p>Felleisen</text:p>
          </table:table-cell>
          <table:table-cell office:value-type="float" office:value="36193">
            <text:p>36193</text:p>
          </table:table-cell>
          <table:table-cell office:value-type="string">
            <text:p>CS651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T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0042">
            <text:p>30042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 0950-104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Web Developmen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Rasala</text:p>
          </table:table-cell>
          <table:table-cell office:value-type="float" office:value="31573">
            <text:p>31573</text:p>
          </table:table-cell>
          <table:table-cell office:value-type="string">
            <text:p>CS5610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string">
            <text:p>TF 1525-170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ene</text:p>
          </table:table-cell>
          <table:table-cell office:value-type="string">
            <text:p>Cooperman</text:p>
          </table:table-cell>
          <table:table-cell office:value-type="float" office:value="37175">
            <text:p>37175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0008">
            <text:p>30008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 1145-123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esnoyers</text:p>
          </table:table-cell>
          <table:table-cell office:value-type="float" office:value="37091">
            <text:p>37091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46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rsette</text:p>
          </table:table-cell>
          <table:table-cell office:value-type="string">
            <text:p>Vona</text:p>
          </table:table-cell>
          <table:table-cell office:value-type="float" office:value="36230">
            <text:p>36230</text:p>
          </table:table-cell>
          <table:table-cell office:value-type="string">
            <text:p>CS461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MW 1450-16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S &amp; Its Application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eena</text:p>
          </table:table-cell>
          <table:table-cell office:value-type="string">
            <text:p>Razzaq</text:p>
          </table:table-cell>
          <table:table-cell office:value-type="float" office:value="34258">
            <text:p>34258</text:p>
          </table:table-cell>
          <table:table-cell office:value-type="string">
            <text:p>CS1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R 1450-1630, T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tthias</text:p>
          </table:table-cell>
          <table:table-cell office:value-type="string">
            <text:p>Felleisen</text:p>
          </table:table-cell>
          <table:table-cell office:value-type="float" office:value="35181">
            <text:p>35181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Master's Projec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ajmohan</text:p>
          </table:table-cell>
          <table:table-cell office:value-type="string">
            <text:p>Rajaraman</text:p>
          </table:table-cell>
          <table:table-cell office:value-type="float" office:value="35611">
            <text:p>35611</text:p>
          </table:table-cell>
          <table:table-cell office:value-type="string">
            <text:p>CS86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ena</text:p>
          </table:table-cell>
          <table:table-cell office:value-type="string">
            <text:p>Razzaq</text:p>
          </table:table-cell>
          <table:table-cell office:value-type="float" office:value="33791">
            <text:p>33791</text:p>
          </table:table-cell>
          <table:table-cell office:value-type="string">
            <text:p>CS250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W 1450-16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Fundamentals of Computer Sci 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iera</text:p>
          </table:table-cell>
          <table:table-cell office:value-type="string">
            <text:p>Proulx</text:p>
          </table:table-cell>
          <table:table-cell office:value-type="float" office:value="30501">
            <text:p>30501</text:p>
          </table:table-cell>
          <table:table-cell office:value-type="string">
            <text:p>CS251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MWR 1335-144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1386">
            <text:p>31386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 1335-14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searc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rek</text:p>
          </table:table-cell>
          <table:table-cell office:value-type="string">
            <text:p>Riedewald</text:p>
          </table:table-cell>
          <table:table-cell office:value-type="float" office:value="35569">
            <text:p>35569</text:p>
          </table:table-cell>
          <table:table-cell office:value-type="string">
            <text:p>CS898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Rajmohan</text:p>
          </table:table-cell>
          <table:table-cell office:value-type="string">
            <text:p>Rajaraman</text:p>
          </table:table-cell>
          <table:table-cell office:value-type="float" office:value="37100">
            <text:p>37100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Van Horn</text:p>
          </table:table-cell>
          <table:table-cell office:value-type="float" office:value="30477">
            <text:p>30477</text:p>
          </table:table-cell>
          <table:table-cell office:value-type="string">
            <text:p>CS251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T 1525-170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Object-Oriented Desig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Jessica</text:p>
          </table:table-cell>
          <table:table-cell office:value-type="string">
            <text:p>Schmidt</text:p>
          </table:table-cell>
          <table:table-cell office:value-type="float" office:value="30783">
            <text:p>30783</text:p>
          </table:table-cell>
          <table:table-cell office:value-type="string">
            <text:p>CS350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TF 0950-11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crete Structure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Smith</text:p>
          </table:table-cell>
          <table:table-cell office:value-type="float" office:value="30786">
            <text:p>30786</text:p>
          </table:table-cell>
          <table:table-cell office:value-type="string">
            <text:p>CS180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MWR 1635-174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esnoyers</text:p>
          </table:table-cell>
          <table:table-cell office:value-type="float" office:value="35568">
            <text:p>35568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Programming Design Paradigm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tchell</text:p>
          </table:table-cell>
          <table:table-cell office:value-type="string">
            <text:p>Wand</text:p>
          </table:table-cell>
          <table:table-cell office:value-type="float" office:value="36612">
            <text:p>36612</text:p>
          </table:table-cell>
          <table:table-cell office:value-type="string">
            <text:p>CS501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S &amp; Its Application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Casey</text:p>
          </table:table-cell>
          <table:table-cell office:value-type="float" office:value="32408">
            <text:p>32408</text:p>
          </table:table-cell>
          <table:table-cell office:value-type="string">
            <text:p>CS1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MR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Olin</text:p>
          </table:table-cell>
          <table:table-cell office:value-type="string">
            <text:p>Shivers III</text:p>
          </table:table-cell>
          <table:table-cell office:value-type="float" office:value="35473">
            <text:p>35473</text:p>
          </table:table-cell>
          <table:table-cell office:value-type="string">
            <text:p>CS999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Parallel Data Processin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rek</text:p>
          </table:table-cell>
          <table:table-cell office:value-type="string">
            <text:p>Riedewald</text:p>
          </table:table-cell>
          <table:table-cell office:value-type="float" office:value="36191">
            <text:p>36191</text:p>
          </table:table-cell>
          <table:table-cell office:value-type="string">
            <text:p>CS624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T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search Work Experien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uevara</text:p>
          </table:table-cell>
          <table:table-cell office:value-type="string">
            <text:p>Noubir</text:p>
          </table:table-cell>
          <table:table-cell office:value-type="float" office:value="37028">
            <text:p>37028</text:p>
          </table:table-cell>
          <table:table-cell office:value-type="string">
            <text:p>CS894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search Work Experien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ene</text:p>
          </table:table-cell>
          <table:table-cell office:value-type="string">
            <text:p>Cooperman</text:p>
          </table:table-cell>
          <table:table-cell office:value-type="float" office:value="37116">
            <text:p>37116</text:p>
          </table:table-cell>
          <table:table-cell office:value-type="string">
            <text:p>CS894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Bickmore</text:p>
          </table:table-cell>
          <table:table-cell office:value-type="float" office:value="37098">
            <text:p>37098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Magy</text:p>
          </table:table-cell>
          <table:table-cell office:value-type="string">
            <text:p>Seif El-Nasr</text:p>
          </table:table-cell>
          <table:table-cell office:value-type="float" office:value="35469">
            <text:p>35469</text:p>
          </table:table-cell>
          <table:table-cell office:value-type="string">
            <text:p>CS898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Javed</text:p>
          </table:table-cell>
          <table:table-cell office:value-type="string">
            <text:p>Aslam</text:p>
          </table:table-cell>
          <table:table-cell office:value-type="float" office:value="35132">
            <text:p>35132</text:p>
          </table:table-cell>
          <table:table-cell office:value-type="string">
            <text:p>CS999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Fundamentals of Computer Sci 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Van Horn</text:p>
          </table:table-cell>
          <table:table-cell office:value-type="float" office:value="30502">
            <text:p>30502</text:p>
          </table:table-cell>
          <table:table-cell office:value-type="string">
            <text:p>CS251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MWR 0915-102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te</text:p>
          </table:table-cell>
          <table:table-cell office:value-type="string">
            <text:p>Manolios</text:p>
          </table:table-cell>
          <table:table-cell office:value-type="float" office:value="34260">
            <text:p>34260</text:p>
          </table:table-cell>
          <table:table-cell office:value-type="string">
            <text:p>CS28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F 1715-180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Software Developmen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linger</text:p>
          </table:table-cell>
          <table:table-cell office:value-type="float" office:value="30750">
            <text:p>30750</text:p>
          </table:table-cell>
          <table:table-cell office:value-type="string">
            <text:p>CS450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TF 1525-170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Network Fundamental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ristopher</text:p>
          </table:table-cell>
          <table:table-cell office:value-type="string">
            <text:p>Wilson</text:p>
          </table:table-cell>
          <table:table-cell office:value-type="float" office:value="30285">
            <text:p>30285</text:p>
          </table:table-cell>
          <table:table-cell office:value-type="string">
            <text:p>CS470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obotic Science and System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arsette</text:p>
          </table:table-cell>
          <table:table-cell office:value-type="string">
            <text:p>Vona</text:p>
          </table:table-cell>
          <table:table-cell office:value-type="float" office:value="36229">
            <text:p>36229</text:p>
          </table:table-cell>
          <table:table-cell office:value-type="string">
            <text:p>CS461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TF 0950-113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Mislove</text:p>
          </table:table-cell>
          <table:table-cell office:value-type="float" office:value="35580">
            <text:p>35580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avi</text:p>
          </table:table-cell>
          <table:table-cell office:value-type="string">
            <text:p>Sundaram</text:p>
          </table:table-cell>
          <table:table-cell office:value-type="float" office:value="35549">
            <text:p>35549</text:p>
          </table:table-cell>
          <table:table-cell office:value-type="string">
            <text:p>CS999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issertat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Engin</text:p>
          </table:table-cell>
          <table:table-cell office:value-type="string">
            <text:p>Kirda</text:p>
          </table:table-cell>
          <table:table-cell office:value-type="float" office:value="37036">
            <text:p>37036</text:p>
          </table:table-cell>
          <table:table-cell office:value-type="string">
            <text:p>CS9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Lab for CS 2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ena</text:p>
          </table:table-cell>
          <table:table-cell office:value-type="string">
            <text:p>Razzaq</text:p>
          </table:table-cell>
          <table:table-cell office:value-type="float" office:value="36816">
            <text:p>36816</text:p>
          </table:table-cell>
          <table:table-cell office:value-type="string">
            <text:p>CS250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W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Senior Semin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oul</text:p>
          </table:table-cell>
          <table:table-cell office:value-type="string">
            <text:p>Smith</text:p>
          </table:table-cell>
          <table:table-cell office:value-type="float" office:value="30753">
            <text:p>30753</text:p>
          </table:table-cell>
          <table:table-cell office:value-type="string">
            <text:p>CS400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T 0950-113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mputer/Human Interacti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ndrea</text:p>
          </table:table-cell>
          <table:table-cell office:value-type="string">
            <text:p>Parker</text:p>
          </table:table-cell>
          <table:table-cell office:value-type="float" office:value="34407">
            <text:p>34407</text:p>
          </table:table-cell>
          <table:table-cell office:value-type="string">
            <text:p>CS5340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R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Network Securit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uevara</text:p>
          </table:table-cell>
          <table:table-cell office:value-type="string">
            <text:p>Noubir</text:p>
          </table:table-cell>
          <table:table-cell office:value-type="float" office:value="36613">
            <text:p>36613</text:p>
          </table:table-cell>
          <table:table-cell office:value-type="string">
            <text:p>CS674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Thesis Continu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uevara</text:p>
          </table:table-cell>
          <table:table-cell office:value-type="string">
            <text:p>Noubir</text:p>
          </table:table-cell>
          <table:table-cell office:value-type="float" office:value="35306">
            <text:p>35306</text:p>
          </table:table-cell>
          <table:table-cell office:value-type="string">
            <text:p>CS799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mputer Organizati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ene</text:p>
          </table:table-cell>
          <table:table-cell office:value-type="string">
            <text:p>Cooperman</text:p>
          </table:table-cell>
          <table:table-cell office:value-type="float" office:value="30782">
            <text:p>30782</text:p>
          </table:table-cell>
          <table:table-cell office:value-type="string">
            <text:p>CS260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TF 1525-170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Engin</text:p>
          </table:table-cell>
          <table:table-cell office:value-type="string">
            <text:p>Kirda</text:p>
          </table:table-cell>
          <table:table-cell office:value-type="float" office:value="37029">
            <text:p>37029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Data Mining Technique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izhou</text:p>
          </table:table-cell>
          <table:table-cell office:value-type="string">
            <text:p>Sun</text:p>
          </table:table-cell>
          <table:table-cell office:value-type="float" office:value="32435">
            <text:p>32435</text:p>
          </table:table-cell>
          <table:table-cell office:value-type="string">
            <text:p>CS622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M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S/IS Overview 2: Co-op Pre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ileen</text:p>
          </table:table-cell>
          <table:table-cell office:value-type="string">
            <text:p>Kent Yates</text:p>
          </table:table-cell>
          <table:table-cell office:value-type="float" office:value="30784">
            <text:p>30784</text:p>
          </table:table-cell>
          <table:table-cell office:value-type="string">
            <text:p>CS12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 1145-1325</text:p>
          </table:table-cell>
        </table:table-row>
        <table:table-row table:style-name="ro1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Managing Software Developmen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linger</text:p>
          </table:table-cell>
          <table:table-cell office:value-type="float" office:value="32197">
            <text:p>32197</text:p>
          </table:table-cell>
          <table:table-cell office:value-type="string">
            <text:p>CS550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R 18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Fundam of Computer Sci 2 (HON)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Tobin-Hochstadt</text:p>
          </table:table-cell>
          <table:table-cell office:value-type="float" office:value="33264">
            <text:p>33264</text:p>
          </table:table-cell>
          <table:table-cell office:value-type="string">
            <text:p>CS251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MR 1145-1325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Co-op Work Experien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lvin</text:p>
          </table:table-cell>
          <table:table-cell office:value-type="string">
            <text:p>Simms</text:p>
          </table:table-cell>
          <table:table-cell office:value-type="float" office:value="33936">
            <text:p>33936</text:p>
          </table:table-cell>
          <table:table-cell office:value-type="string">
            <text:p>CS6964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Reading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Javed</text:p>
          </table:table-cell>
          <table:table-cell office:value-type="string">
            <text:p>Aslam</text:p>
          </table:table-cell>
          <table:table-cell office:value-type="float" office:value="35438">
            <text:p>35438</text:p>
          </table:table-cell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Programming Design Paradigm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6775">
            <text:p>36775</text:p>
          </table:table-cell>
          <table:table-cell office:value-type="string">
            <text:p>CS50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 1900-2100</text:p>
          </table:table-cell>
        </table:table-row>
        <table:table-row table:style-name="ro1" table:visibility="filter">
          <table:table-cell office:value-type="string">
            <text:p>Spring 2013</text:p>
          </table:table-cell>
          <table:table-cell office:value-type="string">
            <text:p>Coll of Computer &amp; Info Sci</text:p>
          </table:table-cell>
          <table:table-cell office:value-type="string">
            <text:p>Mobile Application Developmen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Intille</text:p>
          </table:table-cell>
          <table:table-cell office:value-type="float" office:value="36228">
            <text:p>36228</text:p>
          </table:table-cell>
          <table:table-cell office:value-type="string">
            <text:p>CS452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MW 1450-1630</text:p>
          </table:table-cell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5">
            <text:p>235</text:p>
          </table:table-cell>
          <table:table-cell table:number-columns-repeated="5"/>
          <table:table-cell office:value-type="float" office:value="39">
            <text:p>39</text:p>
          </table:table-cell>
          <table:table-cell office:value-type="float" office:value="307">
            <text:p>307</text:p>
          </table:table-cell>
          <table:table-cell table:number-columns-repeated="5"/>
        </table:table-row>
        <table:table-row table:style-name="ro1">
          <table:table-cell office:value-type="string">
            <text:p>Course</text:p>
          </table:table-cell>
          <table:table-cell office:value-type="string">
            <text:p>Actual</text:p>
          </table:table-cell>
          <table:table-cell office:value-type="string">
            <text:p>Predict</text:p>
          </table:table-cell>
          <table:table-cell office:value-type="string">
            <text:p>Diff</text:p>
          </table:table-cell>
          <table:table-cell office:value-type="string">
            <text:p>MSE</text:p>
          </table:table-cell>
          <table:table-cell table:number-columns-repeated="2"/>
          <table:table-cell office:value-type="string">
            <text:p>Course</text:p>
          </table:table-cell>
          <table:table-cell/>
          <table:table-cell office:value-type="string">
            <text:p>Actual</text:p>
          </table:table-cell>
          <table:table-cell office:value-type="string">
            <text:p>Predict</text:p>
          </table:table-cell>
          <table:table-cell office:value-type="string">
            <text:p>Diff</text:p>
          </table:table-cell>
          <table:table-cell office:value-type="string">
            <text:p>MSE</text:p>
          </table:table-cell>
          <table:table-cell/>
        </table:table-row>
        <table:table-row table:style-name="ro1">
          <table:table-cell office:value-type="string">
            <text:p>CS6520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576">
            <text:p>576</text:p>
          </table:table-cell>
          <table:table-cell table:formula="of:=[.B170]*1.36" office:value-type="float" office:value="0">
            <text:p>0</text:p>
          </table:table-cell>
          <table:table-cell/>
          <table:table-cell office:value-type="string">
            <text:p>CS65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361">
            <text:p>361</text:p>
          </table:table-cell>
          <table:table-cell table:formula="of:=([.I170]-[.J170])^2" office:value-type="float" office:value="0">
            <text:p>0</text:p>
          </table:table-cell>
        </table:table-row>
        <table:table-row table:style-name="ro1">
          <table:table-cell office:value-type="string">
            <text:p>CS778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B171]*1.36" office:value-type="float" office:value="0">
            <text:p>0</text:p>
          </table:table-cell>
          <table:table-cell/>
          <table:table-cell office:value-type="string">
            <text:p>CS53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([.I171]-[.J171])^2" office:value-type="float" office:value="25">
            <text:p>25</text:p>
          </table:table-cell>
        </table:table-row>
        <table:table-row table:style-name="ro1">
          <table:table-cell office:value-type="string">
            <text:p>CS740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72]*1.36" office:value-type="float" office:value="0">
            <text:p>0</text:p>
          </table:table-cell>
          <table:table-cell/>
          <table:table-cell office:value-type="string">
            <text:p>CS77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I172]-[.J172])^2" office:value-type="float" office:value="0">
            <text:p>0</text:p>
          </table:table-cell>
        </table:table-row>
        <table:table-row table:style-name="ro1">
          <table:table-cell office:value-type="string">
            <text:p>CS680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173]*1.36" office:value-type="float" office:value="0">
            <text:p>0</text:p>
          </table:table-cell>
          <table:table-cell/>
          <table:table-cell office:value-type="string">
            <text:p>CS53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([.I173]-[.J173])^2" office:value-type="float" office:value="25">
            <text:p>25</text:p>
          </table:table-cell>
        </table:table-row>
        <table:table-row table:style-name="ro1">
          <table:table-cell office:value-type="string">
            <text:p>CS651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74]*1.36" office:value-type="float" office:value="0">
            <text:p>0</text:p>
          </table:table-cell>
          <table:table-cell/>
          <table:table-cell office:value-type="string">
            <text:p>CS74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I174]-[.J174])^2" office:value-type="float" office:value="0">
            <text:p>0</text:p>
          </table:table-cell>
        </table:table-row>
        <table:table-row table:style-name="ro1">
          <table:table-cell office:value-type="string">
            <text:p>CS6200</text:p>
          </table:table-cell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7921">
            <text:p>7921</text:p>
          </table:table-cell>
          <table:table-cell table:formula="of:=[.B175]*1.36" office:value-type="float" office:value="150.96">
            <text:p>150.96</text:p>
          </table:table-cell>
          <table:table-cell/>
          <table:table-cell office:value-type="string">
            <text:p>CS68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I175]-[.J175])^2" office:value-type="float" office:value="0">
            <text:p>0</text:p>
          </table:table-cell>
        </table:table-row>
        <table:table-row table:style-name="ro1">
          <table:table-cell office:value-type="string">
            <text:p>CS675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76]*1.36" office:value-type="float" office:value="0">
            <text:p>0</text:p>
          </table:table-cell>
          <table:table-cell/>
          <table:table-cell office:value-type="string">
            <text:p>CS65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I176]-[.J176])^2" office:value-type="float" office:value="36">
            <text:p>36</text:p>
          </table:table-cell>
        </table:table-row>
        <table:table-row table:style-name="ro1">
          <table:table-cell office:value-type="string">
            <text:p>CS565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77]*1.36" office:value-type="float" office:value="8.16">
            <text:p>8.16</text:p>
          </table:table-cell>
          <table:table-cell/>
          <table:table-cell office:value-type="string">
            <text:p>CS62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00">
            <text:p>2500</text:p>
          </table:table-cell>
          <table:table-cell table:formula="of:=([.I177]-[.J177])^2" office:value-type="float" office:value="22500">
            <text:p>22500</text:p>
          </table:table-cell>
        </table:table-row>
        <table:table-row table:style-name="ro1">
          <table:table-cell office:value-type="string">
            <text:p>CS570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B178]*1.36" office:value-type="float" office:value="20.4">
            <text:p>20.4</text:p>
          </table:table-cell>
          <table:table-cell/>
          <table:table-cell office:value-type="string">
            <text:p>CS67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I178]-[.J178])^2" office:value-type="float" office:value="0">
            <text:p>0</text:p>
          </table:table-cell>
        </table:table-row>
        <table:table-row table:style-name="ro1">
          <table:table-cell office:value-type="string">
            <text:p>CS5100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225">
            <text:p>225</text:p>
          </table:table-cell>
          <table:table-cell table:formula="of:=[.B179]*1.36" office:value-type="float" office:value="0">
            <text:p>0</text:p>
          </table:table-cell>
          <table:table-cell/>
          <table:table-cell office:value-type="string">
            <text:p>CS56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I179]-[.J179])^2" office:value-type="float" office:value="64">
            <text:p>64</text:p>
          </table:table-cell>
        </table:table-row>
        <table:table-row table:style-name="ro1">
          <table:table-cell office:value-type="string">
            <text:p>CS674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table:formula="of:=[.B180]*1.36" office:value-type="float" office:value="13.6">
            <text:p>13.6</text:p>
          </table:table-cell>
          <table:table-cell/>
          <table:table-cell office:value-type="string">
            <text:p>CS63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I180]-[.J180])^2" office:value-type="float" office:value="1">
            <text:p>1</text:p>
          </table:table-cell>
        </table:table-row>
        <table:table-row table:style-name="ro1">
          <table:table-cell office:value-type="string">
            <text:p>CS53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81]*1.36" office:value-type="float" office:value="0">
            <text:p>0</text:p>
          </table:table-cell>
          <table:table-cell/>
          <table:table-cell office:value-type="string">
            <text:p>CS61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1">
            <text:p>121</text:p>
          </table:table-cell>
          <table:table-cell table:formula="of:=([.I181]-[.J181])^2" office:value-type="float" office:value="121">
            <text:p>121</text:p>
          </table:table-cell>
        </table:table-row>
        <table:table-row table:style-name="ro1">
          <table:table-cell office:value-type="string">
            <text:p>CS501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82]*1.36" office:value-type="float" office:value="28.56">
            <text:p>28.56</text:p>
          </table:table-cell>
          <table:table-cell/>
          <table:table-cell office:value-type="string">
            <text:p>CS570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I182]-[.J182])^2" office:value-type="float" office:value="169">
            <text:p>169</text:p>
          </table:table-cell>
        </table:table-row>
        <table:table-row table:style-name="ro1">
          <table:table-cell office:value-type="string">
            <text:p>CS76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B183]*1.36" office:value-type="float" office:value="6.8">
            <text:p>6.8</text:p>
          </table:table-cell>
          <table:table-cell/>
          <table:table-cell office:value-type="string">
            <text:p>CS51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formula="of:=([.I183]-[.J183])^2" office:value-type="float" office:value="169">
            <text:p>169</text:p>
          </table:table-cell>
        </table:table-row>
        <table:table-row table:style-name="ro1">
          <table:table-cell office:value-type="string">
            <text:p>CS54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184]*1.36" office:value-type="float" office:value="4.08">
            <text:p>4.08</text:p>
          </table:table-cell>
          <table:table-cell/>
          <table:table-cell office:value-type="string">
            <text:p>CS674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formula="of:=([.I184]-[.J184])^2" office:value-type="float" office:value="9">
            <text:p>9</text:p>
          </table:table-cell>
        </table:table-row>
        <table:table-row table:style-name="ro1">
          <table:table-cell office:value-type="string">
            <text:p>CS577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185]*1.36" office:value-type="float" office:value="0">
            <text:p>0</text:p>
          </table:table-cell>
          <table:table-cell/>
          <table:table-cell office:value-type="string">
            <text:p>CS5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([.I185]-[.J185])^2" office:value-type="float" office:value="121">
            <text:p>121</text:p>
          </table:table-cell>
        </table:table-row>
        <table:table-row table:style-name="ro1">
          <table:table-cell office:value-type="string">
            <text:p>CS780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186]*1.36" office:value-type="float" office:value="5.44">
            <text:p>5.44</text:p>
          </table:table-cell>
          <table:table-cell/>
          <table:table-cell office:value-type="string">
            <text:p>CS501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([.I186]-[.J186])^2" office:value-type="float" office:value="400">
            <text:p>400</text:p>
          </table:table-cell>
        </table:table-row>
        <table:table-row table:style-name="ro1">
          <table:table-cell office:value-type="string">
            <text:p>CS780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87]*1.36" office:value-type="float" office:value="0">
            <text:p>0</text:p>
          </table:table-cell>
          <table:table-cell/>
          <table:table-cell office:value-type="string">
            <text:p>CS760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I187]-[.J187])^2" office:value-type="float" office:value="16">
            <text:p>16</text:p>
          </table:table-cell>
        </table:table-row>
        <table:table-row table:style-name="ro1">
          <table:table-cell office:value-type="string">
            <text:p>CS78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88]*1.36" office:value-type="float" office:value="2.72">
            <text:p>2.72</text:p>
          </table:table-cell>
          <table:table-cell/>
          <table:table-cell office:value-type="string">
            <text:p>CS5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I188]-[.J188])^2" office:value-type="float" office:value="4">
            <text:p>4</text:p>
          </table:table-cell>
        </table:table-row>
        <table:table-row table:style-name="ro1">
          <table:table-cell office:value-type="string">
            <text:p>CS5800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961">
            <text:p>961</text:p>
          </table:table-cell>
          <table:table-cell table:formula="of:=[.B189]*1.36" office:value-type="float" office:value="116.96">
            <text:p>116.96</text:p>
          </table:table-cell>
          <table:table-cell/>
          <table:table-cell office:value-type="string">
            <text:p>CS577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([.I189]-[.J189])^2" office:value-type="float" office:value="0">
            <text:p>0</text:p>
          </table:table-cell>
        </table:table-row>
        <table:table-row table:style-name="ro1">
          <table:table-cell office:value-type="string">
            <text:p>CS898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90]*1.36" office:value-type="float" office:value="5.44">
            <text:p>5.44</text:p>
          </table:table-cell>
          <table:table-cell/>
          <table:table-cell office:value-type="string">
            <text:p>IA6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I190]-[.J190])^2" office:value-type="float" office:value="1">
            <text:p>1</text:p>
          </table:table-cell>
        </table:table-row>
        <table:table-row table:style-name="ro1">
          <table:table-cell office:value-type="string">
            <text:p>CS5500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784">
            <text:p>784</text:p>
          </table:table-cell>
          <table:table-cell table:formula="of:=[.B191]*1.36" office:value-type="float" office:value="87.04">
            <text:p>87.04</text:p>
          </table:table-cell>
          <table:table-cell/>
          <table:table-cell office:value-type="string">
            <text:p>CS78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([.I191]-[.J191])^2" office:value-type="float" office:value="9">
            <text:p>9</text:p>
          </table:table-cell>
        </table:table-row>
        <table:table-row table:style-name="ro1">
          <table:table-cell office:value-type="string">
            <text:p>CS867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92]*1.36" office:value-type="float" office:value="2.72">
            <text:p>2.72</text:p>
          </table:table-cell>
          <table:table-cell/>
          <table:table-cell office:value-type="string">
            <text:p>CS78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I192]-[.J192])^2" office:value-type="float" office:value="0">
            <text:p>0</text:p>
          </table:table-cell>
        </table:table-row>
        <table:table-row table:style-name="ro1">
          <table:table-cell office:value-type="string">
            <text:p>CS6240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144">
            <text:p>144</text:p>
          </table:table-cell>
          <table:table-cell table:formula="of:=[.B193]*1.36" office:value-type="float" office:value="0">
            <text:p>0</text:p>
          </table:table-cell>
          <table:table-cell/>
          <table:table-cell office:value-type="string">
            <text:p>CS5800</text:p>
          </table:table-cell>
          <table:table-cell office:value-type="float" office:value="117">
            <text:p>117</text:p>
          </table:table-cell>
          <table:table-cell office:value-type="float" office:value="195">
            <text:p>19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1449">
            <text:p>11449</text:p>
          </table:table-cell>
          <table:table-cell table:formula="of:=([.I193]-[.J193])^2" office:value-type="float" office:value="6084">
            <text:p>6084</text:p>
          </table:table-cell>
        </table:table-row>
        <table:table-row table:style-name="ro1">
          <table:table-cell office:value-type="string">
            <text:p>CS64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94]*1.36" office:value-type="float" office:value="4.08">
            <text:p>4.08</text:p>
          </table:table-cell>
          <table:table-cell/>
          <table:table-cell office:value-type="string">
            <text:p>CS898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([.I194]-[.J194])^2" office:value-type="float" office:value="4">
            <text:p>4</text:p>
          </table:table-cell>
        </table:table-row>
        <table:table-row table:style-name="ro1">
          <table:table-cell office:value-type="string">
            <text:p>CS5610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  <table:table-cell table:formula="of:=[.B195]*1.36" office:value-type="float" office:value="80.24">
            <text:p>80.24</text:p>
          </table:table-cell>
          <table:table-cell/>
          <table:table-cell office:value-type="string">
            <text:p>CS5500</text:p>
          </table:table-cell>
          <table:table-cell office:value-type="float" office:value="87">
            <text:p>87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formula="of:=([.I195]-[.J195])^2" office:value-type="float" office:value="1681">
            <text:p>1681</text:p>
          </table:table-cell>
        </table:table-row>
        <table:table-row table:style-name="ro1">
          <table:table-cell office:value-type="string">
            <text:p>CS534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formula="of:=[.B196]*1.36" office:value-type="float" office:value="25.84">
            <text:p>25.84</text:p>
          </table:table-cell>
          <table:table-cell/>
          <table:table-cell office:value-type="string">
            <text:p>CS86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I196]-[.J196])^2" office:value-type="float" office:value="9">
            <text:p>9</text:p>
          </table:table-cell>
        </table:table-row>
        <table:table-row table:style-name="ro1">
          <table:table-cell office:value-type="string">
            <text:p>CS614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B197]*1.36" office:value-type="float" office:value="0">
            <text:p>0</text:p>
          </table:table-cell>
          <table:table-cell/>
          <table:table-cell office:value-type="string">
            <text:p>CS624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  <table:table-cell table:formula="of:=([.I197]-[.J197])^2" office:value-type="float" office:value="1444">
            <text:p>1444</text:p>
          </table:table-cell>
        </table:table-row>
        <table:table-row table:style-name="ro1">
          <table:table-cell office:value-type="string">
            <text:p>CS560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[.B198]*1.36" office:value-type="float" office:value="62.56">
            <text:p>62.56</text:p>
          </table:table-cell>
          <table:table-cell/>
          <table:table-cell office:value-type="string">
            <text:p>CS5610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1444">
            <text:p>1444</text:p>
          </table:table-cell>
          <table:table-cell table:formula="of:=([.I198]-[.J198])^2" office:value-type="float" office:value="324">
            <text:p>324</text:p>
          </table:table-cell>
        </table:table-row>
        <table:table-row table:style-name="ro1">
          <table:table-cell office:value-type="string">
            <text:p>CS799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[.B199]*1.36" office:value-type="float" office:value="2.72">
            <text:p>2.72</text:p>
          </table:table-cell>
          <table:table-cell/>
          <table:table-cell office:value-type="string">
            <text:p>CS534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I199]-[.J199])^2" office:value-type="float" office:value="49">
            <text:p>49</text:p>
          </table:table-cell>
        </table:table-row>
        <table:table-row table:style-name="ro1">
          <table:table-cell office:value-type="string">
            <text:p>CS738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200]*1.36" office:value-type="float" office:value="0">
            <text:p>0</text:p>
          </table:table-cell>
          <table:table-cell/>
          <table:table-cell office:value-type="string">
            <text:p>CS99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I200]-[.J200])^2" office:value-type="float" office:value="4">
            <text:p>4</text:p>
          </table:table-cell>
        </table:table-row>
        <table:table-row table:style-name="ro1">
          <table:table-cell office:value-type="string">
            <text:p>CS53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201]*1.36" office:value-type="float" office:value="5.44">
            <text:p>5.44</text:p>
          </table:table-cell>
          <table:table-cell/>
          <table:table-cell office:value-type="string">
            <text:p>CS71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I201]-[.J201])^2" office:value-type="float" office:value="0">
            <text:p>0</text:p>
          </table:table-cell>
        </table:table-row>
        <table:table-row table:style-name="ro1">
          <table:table-cell office:value-type="string">
            <text:p>CS67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[.B202]*1.36" office:value-type="float" office:value="9.52">
            <text:p>9.52</text:p>
          </table:table-cell>
          <table:table-cell/>
          <table:table-cell office:value-type="string">
            <text:p>CS61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([.I202]-[.J202])^2" office:value-type="float" office:value="144">
            <text:p>144</text:p>
          </table:table-cell>
        </table:table-row>
        <table:table-row table:style-name="ro1">
          <table:table-cell office:value-type="string">
            <text:p>CS62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B203]*1.36" office:value-type="float" office:value="21.76">
            <text:p>21.76</text:p>
          </table:table-cell>
          <table:table-cell/>
          <table:table-cell office:value-type="string">
            <text:p>CS5600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484">
            <text:p>484</text:p>
          </table:table-cell>
          <table:table-cell table:formula="of:=([.I203]-[.J203])^2" office:value-type="float" office:value="1296">
            <text:p>1296</text:p>
          </table:table-cell>
        </table:table-row>
        <table:table-row table:style-name="ro1">
          <table:table-cell office:value-type="string">
            <text:p>CS5520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169">
            <text:p>169</text:p>
          </table:table-cell>
          <table:table-cell table:formula="of:=[.B204]*1.36" office:value-type="float" office:value="0">
            <text:p>0</text:p>
          </table:table-cell>
          <table:table-cell/>
          <table:table-cell office:value-type="string">
            <text:p>CS799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I204]-[.J204])^2" office:value-type="float" office:value="1">
            <text:p>1</text:p>
          </table:table-cell>
        </table:table-row>
        <table:table-row table:style-name="ro1">
          <table:table-cell office:value-type="string">
            <text:p>CS74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B205]*1.36" office:value-type="float" office:value="1.36">
            <text:p>1.36</text:p>
          </table:table-cell>
          <table:table-cell/>
          <table:table-cell office:value-type="string">
            <text:p>CS79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I205]-[.J205])^2" office:value-type="float" office:value="4">
            <text:p>4</text:p>
          </table:table-cell>
        </table:table-row>
        <table:table-row table:style-name="ro1">
          <table:table-cell office:value-type="string">
            <text:p>CS520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 table:formula="of:=[.B206]*1.36" office:value-type="float" office:value="27.2">
            <text:p>27.2</text:p>
          </table:table-cell>
          <table:table-cell/>
          <table:table-cell office:value-type="string">
            <text:p>CS67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I206]-[.J206])^2"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string">
            <text:p>CS62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 table:formula="of:=([.I207]-[.J207])^2" office:value-type="float" office:value="81">
            <text:p>81</text:p>
          </table:table-cell>
        </table:table-row>
        <table:table-row table:style-name="ro1">
          <table:table-cell table:number-columns-repeated="7"/>
          <table:table-cell office:value-type="string">
            <text:p>CS55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([.I208]-[.J208])^2"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string">
            <text:p>CS74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I209]-[.J209])^2" office:value-type="float" office:value="4">
            <text:p>4</text:p>
          </table:table-cell>
        </table:table-row>
        <table:table-row table:style-name="ro1">
          <table:table-cell table:number-columns-repeated="7"/>
          <table:table-cell office:value-type="string">
            <text:p>CS74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I210]-[.J210])^2" office:value-type="float" office:value="1">
            <text:p>1</text:p>
          </table:table-cell>
        </table:table-row>
        <table:table-row table:style-name="ro1">
          <table:table-cell table:number-columns-repeated="7"/>
          <table:table-cell office:value-type="string">
            <text:p>CS520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I211]-[.J211])^2" office:value-type="float" office:value="900">
            <text:p>900</text:p>
          </table:table-cell>
        </table:table-row>
        <table:table-row table:style-name="ro1">
          <table:table-cell table:number-columns-repeated="12"/>
          <table:table-cell table:formula="of:=AVERAGE([.M170:.M211])/2" office:value-type="float" office:value="209.27380952381">
            <text:p>209.2738095238</text:p>
          </table:table-cell>
          <table:table-cell table:formula="of:=AVERAGE([.N170:.N211])/2" office:value-type="float" office:value="427.380952380952">
            <text:p>427.380952381</text:p>
          </table:table-cell>
        </table:table-row>
      </table:table>
      <table:table table:name="Sheet2" table:style-name="ta1">
        <table:table-column table:style-name="co13" table:number-columns-repeated="5" table:default-cell-style-name="Default"/>
        <table:table-row table:style-name="ro1">
          <table:table-cell office:value-type="string">
            <text:p>CS53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S53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S65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S6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S61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CS5700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S510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S674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S53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S501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S76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S54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A6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S780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CS5800</text:p>
          </table:table-cell>
          <table:table-cell office:value-type="float" office:value="195">
            <text:p>19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1449">
            <text:p>11449</text:p>
          </table:table-cell>
        </table:table-row>
        <table:table-row table:style-name="ro1">
          <table:table-cell office:value-type="string">
            <text:p>CS898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S5500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S624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CS561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string">
            <text:p>CS534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S999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S614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S5600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CS799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S799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S622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CS552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S74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S7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S5200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N164" table:display-filter-buttons="true">
          <table:filter>
            <table:filter-and>
              <table:filter-condition table:field-number="10" table:value="61" table:operator="=">
                <table:filter-set-item table:value="61"/>
                <table:filter-set-item table:value="2"/>
                <table:filter-set-item table:value="3"/>
                <table:filter-set-item table:value="98"/>
                <table:filter-set-item table:value="5"/>
                <table:filter-set-item table:value="27"/>
                <table:filter-set-item table:value="65"/>
                <table:filter-set-item table:value="6"/>
                <table:filter-set-item table:value="31"/>
                <table:filter-set-item table:value="9"/>
                <table:filter-set-item table:value="33"/>
                <table:filter-set-item table:value="69"/>
                <table:filter-set-item table:value="37"/>
                <table:filter-set-item table:value="38"/>
                <table:filter-set-item table:value="43"/>
                <table:filter-set-item table:value="46"/>
                <table:filter-set-item table:value="11"/>
                <table:filter-set-item table:value="12"/>
                <table:filter-set-item table:value="48"/>
                <table:filter-set-item table:value="13"/>
                <table:filter-set-item table:value="49"/>
                <table:filter-set-item table:value="17"/>
                <table:filter-set-item table:value="18"/>
                <table:filter-set-item table:value="19"/>
                <table:filter-set-item table:value="1"/>
              </table:filter-condition>
              <table:filter-condition table:field-number="2" table:value="Natural Language Processing" table:operator="=">
                <table:filter-set-item table:value="Natural Language Processing"/>
                <table:filter-set-item table:value="Software Development"/>
                <table:filter-set-item table:value="Network Security"/>
                <table:filter-set-item table:value="Fndtns Artificial Intellegence"/>
                <table:filter-set-item table:value="Data Mining Techniques"/>
                <table:filter-set-item table:value="Algorithms"/>
                <table:filter-set-item table:value="Empirical Research Methods"/>
                <table:filter-set-item table:value="Intensive Computer Systems"/>
                <table:filter-set-item table:value="Fundamentals - Computer Netwkg"/>
                <table:filter-set-item table:value="Managing Software Development"/>
                <table:filter-set-item table:value="Computer Graphics"/>
                <table:filter-set-item table:value="Parallel Data Processing"/>
                <table:filter-set-item table:value="Theory of Computation"/>
                <table:filter-set-item table:value="Machine Learning"/>
                <table:filter-set-item table:value="Programming Design Paradigm"/>
                <table:filter-set-item table:value="Computer/Human Interaction"/>
                <table:filter-set-item table:value="Database Management Sys"/>
                <table:filter-set-item table:value="Principles of Programming Lang"/>
                <table:filter-set-item table:value="Mobile Application Development"/>
                <table:filter-set-item table:value="Robotic Science and Systems"/>
                <table:filter-set-item table:value="Web Development"/>
                <table:filter-set-item table:value="Computer System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18:31:43</dc:date>
    <dc:creator>David </dc:creator>
    <meta:document-statistic meta:table-count="2" meta:cell-count="2965" meta:object-count="0"/>
    <meta:generator>LibreOffice/3.5$Linux_x86 LibreOffice_project/350m1$Build-2</meta:generator>
  </office:meta>
</office:document-meta>
</file>